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34" calcext:value-type="float">
            <text:p>34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811111111111111" calcext:value-type="percentage">
            <text:p>81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7" calcext:value-type="float">
            <text:p>7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805555555555556" calcext:value-type="percentage">
            <text:p>81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6:35:31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16:48:27.655000000</dc:date>
    <meta:editing-cycles>781</meta:editing-cycles>
    <meta:editing-duration>P12DT6H40M46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